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083in"/>
    </style:style>
    <style:style style:name="co2" style:family="table-column">
      <style:table-column-properties fo:break-before="auto" style:column-width="2.7583in"/>
    </style:style>
    <style:style style:name="co3" style:family="table-column">
      <style:table-column-properties fo:break-before="auto" style:column-width="2.8543in"/>
    </style:style>
    <style:style style:name="co4" style:family="table-column">
      <style:table-column-properties fo:break-before="auto" style:column-width="2.8335in"/>
    </style:style>
    <style:style style:name="co5" style:family="table-column">
      <style:table-column-properties fo:break-before="auto" style:column-width="1.4075in"/>
    </style:style>
    <style:style style:name="co6" style:family="table-column">
      <style:table-column-properties fo:break-before="auto" style:column-width="1.4929in"/>
    </style:style>
    <style:style style:name="co7" style:family="table-column">
      <style:table-column-properties fo:break-before="auto" style:column-width="2.7783in"/>
    </style:style>
    <style:style style:name="co8" style:family="table-column">
      <style:table-column-properties fo:break-before="auto" style:column-width="2.9299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5" table:default-cell-style-name="ce1"/>
        <table:table-column table:style-name="co4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3" table:number-columns-repeated="3" table:default-cell-style-name="ce1"/>
        <table:table-column table:style-name="co7" table:default-cell-style-name="ce1"/>
        <table:table-column table:style-name="co6" table:default-cell-style-name="ce1"/>
        <table:table-column table:style-name="co3" table:number-columns-repeated="4" table:default-cell-style-name="ce1"/>
        <table:table-column table:style-name="co6" table:default-cell-style-name="ce1"/>
        <table:table-column table:style-name="co3" table:number-columns-repeated="3" table:default-cell-style-name="ce1"/>
        <table:table-column table:style-name="co6" table:default-cell-style-name="ce1"/>
        <table:table-column table:style-name="co3" table:number-columns-repeated="3" table:default-cell-style-name="ce1"/>
        <table:table-column table:style-name="co6" table:default-cell-style-name="ce1"/>
        <table:table-column table:style-name="co3" table:number-columns-repeated="3" table:default-cell-style-name="ce1"/>
        <table:table-column table:style-name="co6" table:default-cell-style-name="ce1"/>
        <table:table-column table:style-name="co3" table:default-cell-style-name="ce1"/>
        <table:table-column table:style-name="co6" table:default-cell-style-name="ce1"/>
        <table:table-column table:style-name="co8" table:default-cell-style-name="ce1"/>
        <table:table-column table:style-name="co3" table:number-columns-repeated="8" table:default-cell-style-name="ce1"/>
        <table:table-column table:style-name="co6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9" table:number-columns-repeated="9" table:default-cell-style-name="ce1"/>
        <table:table-row table:style-name="ro1">
          <table:table-cell office:value-type="string" calcext:value-type="string">
            <text:p>#0 [[4, 4, 4, 4, 4, 4], [4, 4, 4, 4, 4, 4]] $0</text:p>
          </table:table-cell>
          <table:table-cell table:number-columns-repeated="6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#1 [[1, 5, 5, 5, 0, 5], [5, 5, 0, 5, 5, 5]] $2</text:p>
          </table:table-cell>
          <table:table-cell table:number-columns-repeated="6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#2 [[0, 5, 5, 5, 0, 5], [5, 5, 0, 5, 5, 5]] $3</text:p>
          </table:table-cell>
          <table:table-cell table:number-columns-repeated="3" office:value-type="string" calcext:value-type="string">
            <text:p>*</text:p>
          </table:table-cell>
          <table:table-cell table:number-columns-repeated="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X] this cell is empty</text:p>
          </table:table-cell>
          <table:table-cell office:value-type="string" calcext:value-type="string">
            <text:p>#3 [[1, 0, 5, 5, 0, 5], [6, 6, 1, 5, 5, 5]] $4</text:p>
          </table:table-cell>
          <table:table-cell office:value-type="string" calcext:value-type="string">
            <text:p>#4 [[1, 6, 0, 5, 1, 6], [6, 0, 1, 6, 6, 6]] $4</text:p>
          </table:table-cell>
          <table:table-cell office:value-type="string" calcext:value-type="string">
            <text:p>#5 [[2, 7, 7, 1, 1, 0], [0, 6, 1, 6, 6, 6]] $5</text:p>
          </table:table-cell>
          <table:table-cell table:number-columns-repeated="43" office:value-type="string" calcext:value-type="string">
            <text:p>*</text:p>
          </table:table-cell>
          <table:table-cell table:number-columns-repeated="17"/>
        </table:table-row>
        <table:table-row table:style-name="ro1">
          <table:table-cell/>
          <table:table-cell table:number-columns-repeated="2" table:style-name="ce2" office:value-type="currency" office:currency="USD" office:value="4" calcext:value-type="currency">
            <text:p>$4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#6 [[0, 7, 7, 1, 1, 0], [1, 6, 1, 6, 6, 6]] $6</text:p>
          </table:table-cell>
          <table:table-cell office:value-type="string" calcext:value-type="string">
            <text:p>#7 [[2, 3, 10, 4, 4, 3], [0, 9, 1, 0, 2, 1]] $9</text:p>
          </table:table-cell>
          <table:table-cell table:number-columns-repeated="40" office:value-type="string" calcext:value-type="string">
            <text:p>*</text:p>
          </table:table-cell>
          <table:table-cell office:value-type="string" calcext:value-type="string">
            <text:p>#45 [[1, 4, 5, 3, 0, 3], [1, 1, 6, 2, 11, 0]] $11</text:p>
          </table:table-cell>
          <table:table-cell office:value-type="string" calcext:value-type="string">
            <text:p>#46 [[2, 11, 3, 3, 4, 3], [0, 9, 1, 0, 2, 1]] $9</text:p>
          </table:table-cell>
          <table:table-cell office:value-type="string" calcext:value-type="string">
            <text:p>*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2" office:value-type="currency" office:currency="USD" office:value="6" calcext:value-type="currency">
            <text:p>$6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5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currency" office:currency="USD" office:value="11" calcext:value-type="currency">
            <text:p>$11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#8 [[0, 3, 10, 4, 4, 3], [1, 9, 1, 0, 2, 1]] $10</text:p>
          </table:table-cell>
          <table:table-cell office:value-type="string" calcext:value-type="string">
            <text:p>#9 [[3, 0, 10, 4, 4, 3], [1, 9, 1, 0, 2, 1]] $10</text:p>
          </table:table-cell>
          <table:table-cell office:value-type="string" calcext:value-type="string">
            <text:p>#10 [[7, 0, 4, 2, 8, 3], [1, 1, 2, 4, 0, 2]] $14</text:p>
          </table:table-cell>
          <table:table-cell office:value-type="string" calcext:value-type="string">
            <text:p>#11 [[3, 4, 11, 0, 4, 3], [0, 9, 1, 0, 2, 1]] $10</text:p>
          </table:table-cell>
          <table:table-cell table:number-columns-repeated="35" office:value-type="string" calcext:value-type="string">
            <text:p>*</text:p>
          </table:table-cell>
          <table:table-cell office:value-type="string" calcext:value-type="string">
            <text:p>#43 [[1, 5, 12, 6, 1, 4], [1, 0, 2, 1, 3, 2]] $10</text:p>
          </table:table-cell>
          <table:table-cell office:value-type="string" calcext:value-type="string">
            <text:p>#44 [[5, 6, 2, 0, 1, 2], [1, 12, 1, 2, 4, 0]] $12</text:p>
          </table:table-cell>
          <table:table-cell/>
          <table:table-cell office:value-type="string" calcext:value-type="string">
            <text:p>#47 [[0, 11, 3, 3, 4, 3], [1, 9, 1, 0, 2, 1]] $10</text:p>
          </table:table-cell>
          <table:table-cell office:value-type="string" calcext:value-type="string">
            <text:p>#48 [[4, 1, 4, 0, 5, 4], [1, 10, 2, 1, 3, 2]] $11</text:p>
          </table:table-cell>
          <table:table-cell table:number-columns-repeated="4" office:value-type="string" calcext:value-type="string">
            <text:p>*</text:p>
          </table:table-cell>
          <table:table-cell table:number-columns-repeated="12"/>
        </table:table-row>
        <table:table-row table:style-name="ro1">
          <table:table-cell table:number-columns-repeated="4"/>
          <table:table-cell table:number-columns-repeated="2" table:style-name="ce2" office:value-type="currency" office:currency="USD" office:value="10" calcext:value-type="currency">
            <text:p>$10.00</text:p>
          </table:table-cell>
          <table:table-cell table:style-name="ce2" office:value-type="currency" office:currency="USD" office:value="14" calcext:value-type="currency">
            <text:p>$14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currency" office:currency="USD" office:value="10" calcext:value-type="currency">
            <text:p>$10.00</text:p>
          </table:table-cell>
          <table:table-cell table:style-name="ce2" office:value-type="currency" office:currency="USD" office:value="12" calcext:value-type="currency">
            <text:p>$12.00</text:p>
          </table:table-cell>
          <table:table-cell/>
          <table:table-cell table:style-name="ce2" office:value-type="currency" office:currency="USD" office:value="10" calcext:value-type="currency">
            <text:p>$10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#12 [[1, 5, 12, 1, 5, 4], [1, 0, 2, 1, 3, 2]] $11</text:p>
          </table:table-cell>
          <table:table-cell office:value-type="string" calcext:value-type="string">
            <text:p>#13 [[1, 0, 13, 0, 6, 5], [2, 1, 3, 0, 4, 0]] $13</text:p>
          </table:table-cell>
          <table:table-cell table:number-columns-repeated="10" office:value-type="string" calcext:value-type="string">
            <text:p>*</text:p>
          </table:table-cell>
          <table:table-cell office:value-type="string" calcext:value-type="string">
            <text:p>#21 [[5, 6, 1, 1, 0, 4], [1, 10, 2, 1, 3, 2]] $12</text:p>
          </table:table-cell>
          <table:table-cell table:number-columns-repeated="20" office:value-type="string" calcext:value-type="string">
            <text:p>*</text:p>
          </table:table-cell>
          <table:table-cell office:value-type="string" calcext:value-type="string">
            <text:p>[X] this cell is empty</text:p>
          </table:table-cell>
          <table:table-cell office:value-type="string" calcext:value-type="string">
            <text:p>#41 [[0, 5, 12, 1, 1, 4], [1, 10, 0, 1, 0, 2]] $11</text:p>
          </table:table-cell>
          <table:table-cell office:value-type="string" calcext:value-type="string">
            <text:p>#42 [[5, 0, 1, 1, 7, 2], [2, 11, 3, 0, 4, 0]] $12</text:p>
          </table:table-cell>
          <table:table-cell table:number-columns-repeated="4"/>
          <table:table-cell office:value-type="string" calcext:value-type="string">
            <text:p>#49 [[0, 1, 4, 1, 6, 5], [2, 11, 0, 2, 4, 0]] $12</text:p>
          </table:table-cell>
          <table:table-cell office:value-type="string" calcext:value-type="string">
            <text:p>#50 [[0, 0, 4, 1, 6, 5], [2, 11, 3, 0, 4, 0]] $12</text:p>
          </table:table-cell>
          <table:table-cell office:value-type="string" calcext:value-type="string">
            <text:p>#51 [[5, 2, 0, 1, 6, 5], [0, 11, 0, 2, 4, 0]] $12</text:p>
          </table:table-cell>
          <table:table-cell office:value-type="string" calcext:value-type="string">
            <text:p>[X] this cell is empty</text:p>
          </table:table-cell>
          <table:table-cell office:value-type="string" calcext:value-type="string">
            <text:p>#52 [[5, 2, 5, 1, 0, 4], [1, 10, 2, 1, 3, 2]] $12</text:p>
          </table:table-cell>
          <table:table-cell office:value-type="string" calcext:value-type="string">
            <text:p>*</text:p>
          </table:table-cell>
          <table:table-cell table:number-columns-repeated="11"/>
        </table:table-row>
        <table:table-row table:style-name="ro1">
          <table:table-cell table:number-columns-repeated="7"/>
          <table:table-cell table:style-name="ce2" office:value-type="currency" office:currency="USD" office:value="11" calcext:value-type="currency">
            <text:p>$11.00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office:value-type="currency" office:currency="USD" office:value="11" calcext:value-type="currency">
            <text:p>$11.00</text:p>
          </table:table-cell>
          <table:table-cell table:style-name="ce2" office:value-type="currency" office:currency="USD" office:value="12" calcext:value-type="currency">
            <text:p>$12.00</text:p>
          </table:table-cell>
          <table:table-cell table:number-columns-repeated="4"/>
          <table:table-cell table:number-columns-repeated="3" table:style-name="ce2" office:value-type="currency" office:currency="USD" office:value="12" calcext:value-type="currency">
            <text:p>$12.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#14 [[0, 0, 13, 0, 6, 5], [2, 1, 3, 0, 4, 0]] $14</text:p>
          </table:table-cell>
          <table:table-cell table:number-columns-repeated="5" office:value-type="string" calcext:value-type="string">
            <text:p>*</text:p>
          </table:table-cell>
          <table:table-cell office:value-type="string" calcext:value-type="string">
            <text:p>[X] this cell is empty</text:p>
          </table:table-cell>
          <table:table-cell office:value-type="string" calcext:value-type="string">
            <text:p>#18 [[2, 1, 1, 1, 7, 6], [3, 2, 4, 1, 5, 1]] $14</text:p>
          </table:table-cell>
          <table:table-cell office:value-type="string" calcext:value-type="string">
            <text:p>[X] this cell is empty</text:p>
          </table:table-cell>
          <table:table-cell office:value-type="string" calcext:value-type="string">
            <text:p>#19 [[2, 1, 14, 1, 0, 5], [0, 2, 4, 1, 4, 0]] $14</text:p>
          </table:table-cell>
          <table:table-cell office:value-type="string" calcext:value-type="string">
            <text:p>#20 [[0, 1, 14, 1, 7, 0], [0, 2, 4, 1, 4, 0]] $14</text:p>
          </table:table-cell>
          <table:table-cell office:value-type="string" calcext:value-type="string">
            <text:p>#22 [[2, 1, 0, 1, 2, 6], [3, 12, 4, 1, 0, 1]] $15</text:p>
          </table:table-cell>
          <table:table-cell table:number-columns-repeated="5" office:value-type="string" calcext:value-type="string">
            <text:p>*</text:p>
          </table:table-cell>
          <table:table-cell table:number-columns-repeated="10"/>
          <table:table-cell office:value-type="string" calcext:value-type="string">
            <text:p>#37 [[6, 1, 2, 0, 1, 5], [2, 11, 3, 0, 4, 0]] $13</text:p>
          </table:table-cell>
          <table:table-cell office:value-type="string" calcext:value-type="string">
            <text:p>#38 [[6, 1, 1, 0, 1, 5], [2, 11, 3, 2, 0, 3]] $13</text:p>
          </table:table-cell>
          <table:table-cell office:value-type="string" calcext:value-type="string">
            <text:p>#39 [[0, 7, 0, 1, 1, 5], [2, 11, 3, 2, 0, 3]] $13</text:p>
          </table:table-cell>
          <table:table-cell office:value-type="string" calcext:value-type="string">
            <text:p>[X] this cell is empty</text:p>
          </table:table-cell>
          <table:table-cell office:value-type="string" calcext:value-type="string">
            <text:p>#40 [[1, 2, 1, 2, 4, 0], [0, 13, 5, 4, 0, 1]] $15</text:p>
          </table:table-cell>
          <table:table-cell table:number-columns-repeated="11"/>
          <table:table-cell office:value-type="string" calcext:value-type="string">
            <text:p>#53 [[1, 0, 6, 0, 1, 5], [0, 12, 4, 1, 4, 0]] $14</text:p>
          </table:table-cell>
          <table:table-cell office:value-type="string" calcext:value-type="string">
            <text:p>#54 [[6, 0, 5, 1, 0, 4], [1, 10, 2, 1, 3, 2]] $13</text:p>
          </table:table-cell>
          <table:table-cell table:number-columns-repeated="2" office:value-type="string" calcext:value-type="string">
            <text:p>*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office:value-type="currency" office:currency="USD" office:value="14" calcext:value-type="currency">
            <text:p>$14.00</text:p>
          </table:table-cell>
          <table:table-cell/>
          <table:table-cell table:number-columns-repeated="2" table:style-name="ce2" office:value-type="currency" office:currency="USD" office:value="14" calcext:value-type="currency">
            <text:p>$14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"/>
          <table:table-cell table:number-columns-repeated="3" table:style-name="ce2" office:value-type="currency" office:currency="USD" office:value="13" calcext:value-type="currency">
            <text:p>$13.00</text:p>
          </table:table-cell>
          <table:table-cell/>
          <table:table-cell table:style-name="ce2" office:value-type="currency" office:currency="USD" office:value="15" calcext:value-type="currency">
            <text:p>$15.00</text:p>
          </table:table-cell>
          <table:table-cell table:number-columns-repeated="11"/>
          <table:table-cell table:style-name="ce2" office:value-type="currency" office:currency="USD" office:value="14" calcext:value-type="currency">
            <text:p>$14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8"/>
          <table:table-cell table:number-columns-repeated="2" office:value-type="string" calcext:value-type="string">
            <text:p>[X] this cell is empty</text:p>
          </table:table-cell>
          <table:table-cell office:value-type="string" calcext:value-type="string">
            <text:p>#15 [[1, 1, 1, 1, 7, 6], [3, 2, 4, 1, 5, 1]] $15</text:p>
          </table:table-cell>
          <table:table-cell office:value-type="string" calcext:value-type="string">
            <text:p>[X] this cell is empty</text:p>
          </table:table-cell>
          <table:table-cell office:value-type="string" calcext:value-type="string">
            <text:p>#16 [[1, 1, 14, 1, 0, 5], [0, 2, 4, 1, 4, 0]] $15</text:p>
          </table:table-cell>
          <table:table-cell office:value-type="string" calcext:value-type="string">
            <text:p>#17 [[1, 1, 14, 1, 7, 0], [2, 1, 3, 0, 4, 0]] $14</text:p>
          </table:table-cell>
          <table:table-cell table:number-columns-repeated="5"/>
          <table:table-cell office:value-type="string" calcext:value-type="string">
            <text:p>#23 [[0, 1, 0, 1, 2, 6], [0, 13, 5, 2, 1, 1]] $16</text:p>
          </table:table-cell>
          <table:table-cell office:value-type="string" calcext:value-type="string">
            <text:p>#24 [[1, 1, 1, 2, 3, 7], [5, 1, 5, 2, 1, 2]] $17</text:p>
          </table:table-cell>
          <table:table-cell office:value-type="string" calcext:value-type="string">
            <text:p>[X] this cell is empty</text:p>
          </table:table-cell>
          <table:table-cell office:value-type="string" calcext:value-type="string">
            <text:p>#25 [[2, 1, 1, 0, 2, 6], [3, 12, 4, 1, 0, 1]] $15</text:p>
          </table:table-cell>
          <table:table-cell office:value-type="string" calcext:value-type="string">
            <text:p>#26 [[2, 1, 1, 2, 0, 6], [3, 12, 4, 1, 0, 1]] $15</text:p>
          </table:table-cell>
          <table:table-cell office:value-type="string" calcext:value-type="string">
            <text:p>#27 [[3, 2, 1, 2, 3, 0], [3, 12, 4, 1, 0, 1]] $16</text:p>
          </table:table-cell>
          <table:table-cell table:number-columns-repeated="10" office:value-type="string" calcext:value-type="string">
            <text:p>*</text:p>
          </table:table-cell>
          <table:table-cell table:number-columns-repeated="17"/>
          <table:table-cell office:value-type="string" calcext:value-type="string">
            <text:p>#55 [[0, 1, 6, 0, 1, 5], [2, 11, 3, 2, 0, 3]] $14</text:p>
          </table:table-cell>
          <table:table-cell office:value-type="string" calcext:value-type="string">
            <text:p>[X] this cell is empty</text:p>
          </table:table-cell>
          <table:table-cell office:value-type="string" calcext:value-type="string">
            <text:p>#56 [[8, 2, 1, 2, 1, 5], [2, 0, 3, 2, 4, 3]] $15</text:p>
          </table:table-cell>
          <table:table-cell table:number-columns-repeated="9"/>
        </table:table-row>
        <table:table-row table:style-name="ro1">
          <table:table-cell table:number-columns-repeated="10"/>
          <table:table-cell table:style-name="ce2" office:value-type="currency" office:currency="USD" office:value="15" calcext:value-type="currency">
            <text:p>$15.00</text:p>
          </table:table-cell>
          <table:table-cell/>
          <table:table-cell table:style-name="ce2" office:value-type="currency" office:currency="USD" office:value="15" calcext:value-type="currency">
            <text:p>$15.00</text:p>
          </table:table-cell>
          <table:table-cell table:style-name="ce2" office:value-type="currency" office:currency="USD" office:value="14" calcext:value-type="currency">
            <text:p>$14.00</text:p>
          </table:table-cell>
          <table:table-cell table:number-columns-repeated="5"/>
          <table:table-cell table:style-name="ce2" office:value-type="currency" office:currency="USD" office:value="16" calcext:value-type="currency">
            <text:p>$16.00</text:p>
          </table:table-cell>
          <table:table-cell table:style-name="ce2" office:value-type="currency" office:currency="USD" office:value="17" calcext:value-type="currency">
            <text:p>$17.00</text:p>
          </table:table-cell>
          <table:table-cell/>
          <table:table-cell table:number-columns-repeated="2" table:style-name="ce2" office:value-type="currency" office:currency="USD" office:value="15" calcext:value-type="currency">
            <text:p>$15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table:style-name="ce2" office:value-type="currency" office:currency="USD" office:value="14" calcext:value-type="currency">
            <text:p>$14.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4"/>
          <table:table-cell office:value-type="string" calcext:value-type="string">
            <text:p>#28 [[1, 3, 2, 3, 4, 1], [5, 1, 5, 2, 1, 2]] $18</text:p>
          </table:table-cell>
          <table:table-cell office:value-type="string" calcext:value-type="string">
            <text:p>#29 [[4, 0, 1, 2, 3, 0], [3, 12, 4, 1, 0, 1]] $17</text:p>
          </table:table-cell>
          <table:table-cell table:number-columns-repeated="5" office:value-type="string" calcext:value-type="string">
            <text:p>*</text:p>
          </table:table-cell>
          <table:table-cell office:value-type="string" calcext:value-type="string">
            <text:p>#34 [[4, 0, 0, 2, 3, 0], [0, 13, 5, 2, 1, 1]] $17</text:p>
          </table:table-cell>
          <table:table-cell office:value-type="string" calcext:value-type="string">
            <text:p>#35 [[4, 0, 2, 0, 3, 0], [0, 13, 5, 2, 1, 1]] $17</text:p>
          </table:table-cell>
          <table:table-cell office:value-type="string" calcext:value-type="string">
            <text:p>#36 [[4, 0, 2, 3, 0, 0], [0, 13, 5, 2, 1, 1]] $17</text:p>
          </table:table-cell>
          <table:table-cell office:value-type="string" calcext:value-type="string">
            <text:p>[X] this cell is empty</text:p>
          </table:table-cell>
          <table:table-cell table:number-columns-repeated="19"/>
          <table:table-cell office:value-type="string" calcext:value-type="string">
            <text:p>#57 [[1, 3, 2, 3, 2, 0], [3, 1, 4, 3, 5, 4]] $17</text:p>
          </table:table-cell>
          <table:table-cell table:number-columns-repeated="9"/>
        </table:table-row>
        <table:table-row table:style-name="ro1">
          <table:table-cell table:number-columns-repeated="24"/>
          <table:table-cell table:style-name="ce2" office:value-type="currency" office:currency="USD" office:value="18" calcext:value-type="currency">
            <text:p>$18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2" office:value-type="currency" office:currency="USD" office:value="17" calcext:value-type="currency">
            <text:p>$17.00</text:p>
          </table:table-cell>
          <table:table-cell table:number-columns-repeated="20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5"/>
          <table:table-cell office:value-type="string" calcext:value-type="string">
            <text:p>#30 [[1, 1, 2, 3, 0, 1], [4, 13, 0, 2, 1, 2]] $18</text:p>
          </table:table-cell>
          <table:table-cell office:value-type="string" calcext:value-type="string">
            <text:p>[X] this cell is empty</text:p>
          </table:table-cell>
          <table:table-cell office:value-type="string" calcext:value-type="string">
            <text:p>#31 [[4, 1, 0, 2, 3, 0], [3, 12, 4, 1, 0, 1]] $17</text:p>
          </table:table-cell>
          <table:table-cell office:value-type="string" calcext:value-type="string">
            <text:p>#32 [[4, 1, 2, 0, 3, 0], [3, 12, 4, 1, 0, 1]] $17</text:p>
          </table:table-cell>
          <table:table-cell office:value-type="string" calcext:value-type="string">
            <text:p>#33 [[4, 1, 2, 3, 0, 0], [3, 12, 4, 1, 0, 1]] $17</text:p>
          </table:table-cell>
          <table:table-cell office:value-type="string" calcext:value-type="string">
            <text:p>[X] this cell is empty</text:p>
          </table:table-cell>
          <table:table-cell table:number-columns-repeated="23"/>
          <table:table-cell office:value-type="string" calcext:value-type="string">
            <text:p>#58 [[0, 3, 2, 3, 2, 0], [3, 1, 4, 3, 5, 4]] $18</text:p>
          </table:table-cell>
          <table:table-cell table:number-columns-repeated="9"/>
        </table:table-row>
        <table:table-row table:style-name="ro1">
          <table:table-cell table:number-columns-repeated="25"/>
          <table:table-cell table:style-name="ce2" office:value-type="currency" office:currency="USD" office:value="18" calcext:value-type="currency">
            <text:p>$18.00</text:p>
          </table:table-cell>
          <table:table-cell/>
          <table:table-cell table:number-columns-repeated="3" table:style-name="ce2" office:value-type="currency" office:currency="USD" office:value="17" calcext:value-type="currency">
            <text:p>$17.00</text:p>
          </table:table-cell>
          <table:table-cell table:number-columns-repeated="24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 table:number-rows-repeated="104855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iberation Sans1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8-22T12:30:00.319000000</meta:creation-date>
    <dc:date>2024-08-23T00:46:43.861000000</dc:date>
    <meta:editing-duration>PT3H37M32S</meta:editing-duration>
    <meta:editing-cycles>9</meta:editing-cycles>
    <meta:generator>Document_Manager_Pro/6.3.5.2$Windows_x86 LibreOffice_project/</meta:generator>
    <meta:document-statistic meta:table-count="1" meta:cell-count="370" meta:object-count="0"/>
  </office:meta>
</office:document-meta>
</file>